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29"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38" office:value-type="float" office:value="3" calcext:value-type="float">
            <text:p>3</text:p>
          </table:table-cell>
          <table:table-cell table:style-name="ce5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29"/>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29"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AJ3] * 64) + [.AI3];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AJ4] * 64) + [.AI4];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AJ5] * 64) + [.AI5];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AJ6] * 64) + [.AI6];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AJ7] * 64) + [.AI7];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AJ8] * 64) + [.AI8];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AJ9] * 64) + [.AI9];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AJ10] * 64) + [.AI10];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AJ12] * 64) + [.AI12];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AJ13] * 64) + [.AI13];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AJ14] * 64) + [.AI14];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AJ15] * 64) + [.AI15];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AJ17] * 64) + [.AI17];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AJ18] * 64) + [.AI18];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AJ20] * 64) + [.AI20];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AJ21] * 64) + [.AI21];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AJ22] * 64) + [.AI22];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AJ24] * 64) + [.AI24];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AJ25] * 64) + [.AI25];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AJ27] * 64) + [.AI27];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AJ28] * 64) + [.AI28];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AJ30] * 64) + [.AI30];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AJ31] * 64) + [.AI31];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AJ33] * 64) + [.AI33];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AJ34] * 64) + [.AI34];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AJ35] * 64) + [.AI35];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AJ36] * 64) + [.AI36];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AJ37] * 64) + [.AI37];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AJ39] * 64) + [.AI39];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AJ40] * 64) + [.AI40];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AJ41] * 64) + [.AI41];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AJ42] * 64) + [.AI42];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AJ43] * 64) + [.AI43];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AJ44] * 64) + [.AI44];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AJ45] * 64) + [.AI45];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AJ46] * 64) + [.AI46];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161" calcext:value-type="string">
            <text:p>161</text:p>
          </table:table-cell>
          <table:table-cell table:formula="of:=BITXOR( ([.AJ48] * 64) + [.AI48]; [.AG48] )" office:value-type="float" office:value="353" calcext:value-type="float">
            <text:p>353</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161" calcext:value-type="string">
            <text:p>161</text:p>
          </table:table-cell>
          <table:table-cell table:formula="of:=BITXOR( ([.AJ49] * 64) + [.AI49]; [.AG49] )" office:value-type="float" office:value="353" calcext:value-type="float">
            <text:p>353</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128" calcext:value-type="string">
            <text:p>128</text:p>
          </table:table-cell>
          <table:table-cell table:formula="of:=BITXOR( ([.AJ50] * 64) + [.AI50]; [.AG50] )" office:value-type="float" office:value="296" calcext:value-type="float">
            <text:p>296</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128" calcext:value-type="string">
            <text:p>128</text:p>
          </table:table-cell>
          <table:table-cell table:formula="of:=BITXOR( ([.AJ51] * 64) + [.AI51]; [.AG51] )" office:value-type="float" office:value="296" calcext:value-type="float">
            <text:p>296</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1:42:35.1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2:33:24.316000000</dc:date>
    <meta:editing-duration>PT2H9M13S</meta:editing-duration>
    <meta:editing-cycles>35</meta:editing-cycles>
    <meta:document-statistic meta:table-count="4" meta:cell-count="3368" meta:object-count="0"/>
  </office:meta>
</office:document-meta>
</file>